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_36_._20_Respuesta_20_nivel_20_1">
      <style:text-properties officeooo:rsid="00164d29" officeooo:paragraph-rsid="00164d29"/>
    </style:style>
    <style:style style:name="P4" style:family="paragraph" style:parent-style-name="Title">
      <style:text-properties fo:font-size="32pt" officeooo:rsid="001a0527" officeooo:paragraph-rsid="001a0527" style:font-size-asian="32pt" style:font-size-complex="32pt"/>
    </style:style>
    <style:style style:name="P5" style:family="paragraph" style:parent-style-name="Text_20_body">
      <style:paragraph-properties fo:text-align="center" style:justify-single-word="false"/>
      <style:text-properties fo:font-size="16pt" officeooo:rsid="00164d29" officeooo:paragraph-rsid="00164d29" style:font-size-asian="16pt" style:font-size-complex="16pt"/>
    </style:style>
    <style:style style:name="P6" style:family="paragraph" style:parent-style-name="Text_20_body">
      <style:paragraph-properties fo:text-align="center" style:justify-single-word="false"/>
      <style:text-properties fo:font-size="20pt" officeooo:rsid="001a0527" officeooo:paragraph-rsid="001a0527" style:font-size-asian="20pt" style:font-size-complex="20pt"/>
    </style:style>
    <style:style style:name="P7" style:family="paragraph" style:parent-style-name="_35_._20_Actividad_20_propuesta" style:list-style-name="Numbering_20_123">
      <style:text-properties officeooo:rsid="001a0527" officeooo:paragraph-rsid="001a0527"/>
    </style:style>
    <style:style style:name="P8" style:family="paragraph" style:parent-style-name="_35_._20_Actividad_20_propuesta">
      <style:text-properties officeooo:rsid="001bb3fa" officeooo:paragraph-rsid="001bb3fa"/>
    </style:style>
    <style:style style:name="P9" style:family="paragraph" style:parent-style-name="_36_._20_Respuesta_20_nivel_20_1">
      <style:text-properties officeooo:paragraph-rsid="001bb3fa"/>
    </style:style>
    <style:style style:name="P10" style:family="paragraph" style:parent-style-name="_36_._20_Respuesta_20_nivel_20_1">
      <style:text-properties officeooo:rsid="001bfbd8" officeooo:paragraph-rsid="001bfbd8"/>
    </style:style>
    <style:style style:name="P11" style:family="paragraph" style:parent-style-name="_36_._20_Respuesta_20_nivel_20_1">
      <style:text-properties officeooo:rsid="001daa80" officeooo:paragraph-rsid="001daa80"/>
    </style:style>
    <style:style style:name="P12" style:family="paragraph" style:parent-style-name="_36_._20_Respuesta_20_nivel_20_1">
      <style:text-properties officeooo:paragraph-rsid="001daa80"/>
    </style:style>
    <style:style style:name="P13" style:family="paragraph" style:parent-style-name="Heading_20_1">
      <style:paragraph-properties fo:text-align="center" style:justify-single-word="false" fo:break-before="page"/>
      <style:text-properties fo:font-size="20pt" officeooo:rsid="001a0527" officeooo:paragraph-rsid="001a0527" style:font-size-asian="20pt" style:font-size-complex="20pt"/>
    </style:style>
    <style:style style:name="P14" style:family="paragraph" style:parent-style-name="Standard" style:list-style-name="L1">
      <style:text-properties style:font-name="Candara" officeooo:rsid="00164d29" officeooo:paragraph-rsid="00164d29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style:font-name="Noto Serif Cond" officeooo:rsid="0016b84d"/>
    </style:style>
    <style:style style:name="T4" style:family="text">
      <style:text-properties officeooo:rsid="001bb3fa"/>
    </style:style>
    <style:style style:name="T5" style:family="text">
      <style:text-properties officeooo:rsid="001daa80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Caso práctico</text:p>
      <text:p text:style-name="P5"/>
      <text:p text:style-name="_32_._20_Intro_20_Portada"/>
      <text:h text:style-name="P13" text:outline-level="1">Ejercicios</text:h>
      <text:p text:style-name="P6"/>
      <text:list xml:id="list314422311" text:style-name="Numbering_20_123">
        <text:list-item>
          <text:h text:style-name="P7" text:outline-level="1">¿Qué factor de forma tiene la placa?</text:h>
        </text:list-item>
      </text:list>
      <text:h text:style-name="P10" text:outline-level="1">Tiene factor ATX.</text:h>
      <text:list xml:id="list2790012873" text:style-name="L1">
        <text:list-header>
          <text:p text:style-name="P14"/>
        </text:list-header>
      </text:list>
      <text:list xml:id="list134601335326848" text:continue-list="list314422311" text:style-name="Numbering_20_123">
        <text:list-item>
          <text:h text:style-name="P7" text:outline-level="1">¿Qué modelo de socket tiene y qué tipo de procesador puede colocarse?</text:h>
        </text:list-item>
      </text:list>
      <text:h text:style-name="P10" text:outline-level="1">Tiene el modelo AM2/AM2+ y soporta procesadores phenom FX, X4, X3, X2, también athlon, y sempron X2 y sempron.</text:h>
      <text:h text:style-name="P3" text:outline-level="1"/>
      <text:list xml:id="list134601126081809" text:continue-numbering="true" text:style-name="Numbering_20_123">
        <text:list-item>
          <text:h text:style-name="P7" text:outline-level="1">¿Qué se oculta bajo los disipadores (1) y (2)?</text:h>
        </text:list-item>
      </text:list>
      <text:h text:style-name="P10" text:outline-level="1">Bajo 1 se encuentra el south bridge y bajo 2 se encuentra el noth bridge.</text:h>
      <text:h text:style-name="_36_._20_Respuesta_20_nivel_20_1" text:outline-level="1"/>
      <text:list xml:id="list134601560594999" text:continue-numbering="true" text:style-name="Numbering_20_123">
        <text:list-item>
          <text:h text:style-name="P8" text:outline-level="1">¿Qué tipo de BIOS tiene?</text:h>
        </text:list-item>
      </text:list>
      <text:h text:style-name="P10" text:outline-level="1">Tiene BIOS Dual.</text:h>
      <text:h text:style-name="P9" text:outline-level="1"/>
      <text:list xml:id="list134601482369977" text:continue-numbering="true" text:style-name="Numbering_20_123">
        <text:list-item>
          <text:h text:style-name="P8" text:outline-level="1">¿Cuántos módulos de memoria se pueden colocar? ¿De qué tipo son?</text:h>
        </text:list-item>
      </text:list>
      <text:h text:style-name="P10" text:outline-level="1">Se pueden colocar 4 módulos DDR2 DIMM.</text:h>
      <text:h text:style-name="P9" text:outline-level="1"/>
      <text:list xml:id="list134601014423104" text:continue-numbering="true" text:style-name="Numbering_20_123">
        <text:list-item>
          <text:h text:style-name="P8" text:outline-level="1">¿Para que sirve la conexión (3)?</text:h>
        </text:list-item>
      </text:list>
      <text:h text:style-name="P10" text:outline-level="1">Es un conector auxiliar de corriente que ayuda a suministrar una suficiente corriente estable a todos los componentes de la placa base.</text:h>
      <text:h text:style-name="P9" text:outline-level="1"/>
      <text:list xml:id="list134601353082650" text:continue-numbering="true" text:style-name="Numbering_20_123">
        <text:list-item>
          <text:h text:style-name="P8" text:outline-level="1">¿Cuantos slots tiene y de que tipo?</text:h>
        </text:list-item>
      </text:list>
      <text:h text:style-name="P10" text:outline-level="1">Tiene 7 slots, 2 ^Cie x16 (uno a velocidad x16 y otro a x8), 3 PCIe x1 y 2 PCI.</text:h>
      <text:h text:style-name="P9" text:outline-level="1"/>
      <text:list xml:id="list134600772404849" text:continue-numbering="true" text:style-name="Numbering_20_123">
        <text:list-item>
          <text:h text:style-name="P8" text:outline-level="1">¿Cuántas tarjetas gráficas se pueden colocar como máximo? ¿Cómo se llama la tecnología?</text:h>
        </text:list-item>
      </text:list>
      <text:h text:style-name="P10" text:outline-level="1">Se pueden colocar como máximo 2 tarjetas gráficas con la tecnología ATI Hybrid CrossFireX.</text:h>
      <text:h text:style-name="P9" text:outline-level="1"/>
      <text:list xml:id="list134602219521566" text:continue-numbering="true" text:style-name="Numbering_20_123">
        <text:list-item>
          <text:h text:style-name="P8" text:outline-level="1">¿Cuántas conexiones SATA internas posee?</text:h>
        </text:list-item>
      </text:list>
      <text:h text:style-name="P10" text:outline-level="1">Dispone de 6 conexiones SATA internas.</text:h>
      <text:h text:style-name="P9" text:outline-level="1"/>
      <text:list xml:id="list134600747150858" text:continue-numbering="true" text:style-name="Numbering_20_123">
        <text:list-item>
          <text:h text:style-name="P8" text:outline-level="1">¿Qué es (4)?</text:h>
        </text:list-item>
      </text:list>
      <text:h text:style-name="P11" text:outline-level="1">Es el conector del panel frontal.</text:h>
      <text:h text:style-name="P9" text:outline-level="1"/>
      <text:list xml:id="list134601756465880" text:continue-numbering="true" text:style-name="Numbering_20_123">
        <text:list-item>
          <text:h text:style-name="P8" text:outline-level="1">¿Cuántos puertos USB 2.0 puedo habilitar desde la placa?</text:h>
        </text:list-item>
      </text:list>
      <text:h text:style-name="P11" text:outline-level="1">Se pueden habilitar hasta 12, 4 de ellos en el panel trasero, y los demás son conectores internos para llevar a placas USB.</text:h>
      <text:h text:style-name="P9" text:outline-level="1"/>
      <text:list xml:id="list134601401843292" text:continue-numbering="true" text:style-name="Numbering_20_123">
        <text:list-item>
          <text:h text:style-name="_35_._20_Actividad_20_propuesta" text:outline-level="1"><text:soft-page-break/><text:span text:style-name="T4">¿Existe alguna opción de la placa que se pueda configurar mediante jumpers?</text:span></text:h>
        </text:list-item>
      </text:list>
      <text:h text:style-name="P12" text:outline-level="1"><text:span text:style-name="T5">Si, se puede borrar la memoria CMOS con una configuración de jumpers.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margin-right="0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 fo:margin-right="0cm" fo:text-indent="0cm" style:auto-text-indent="false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 fo:margin-right="0cm" fo:text-indent="0cm" style:auto-text-indent="false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style style:name="MT3" style:family="text">
      <style:text-properties style:font-name="Noto Serif Cond" officeooo:rsid="0016b8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</text:span><text:span text:style-name="MT3">Sistemas Informáticos</text:span><text:span text:style-name="MT1"> <text:s text:c="12"/></text:span><text:span text:style-name="MT2"><text:tab/></text:span><text:date style:data-style-name="N41" text:date-value="2023-11-03T13:46:00.249999887">3 de noviembre de 2023</text:date></text:p>
      </style:header>
      <style:footer>
        <text:p text:style-name="MP2"><text:tab/><text:tab/><text:bookmark-start text:name="PageNumWizard_FOOTER_Estilo de página predeterminado1"/><text:page-number text:select-page="current">1</text:page-number> / <text:page-count>3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5T18:22:46.181000000</meta:creation-date>
    <meta:editing-duration>PT3H20M24S</meta:editing-duration>
    <meta:editing-cycles>4</meta:editing-cycles>
    <meta:generator>LibreOffice/7.3.4.2$Windows_X86_64 LibreOffice_project/728fec16bd5f605073805c3c9e7c4212a0120dc5</meta:generator>
    <dc:date>2023-11-03T13:46:00.212000000</dc:date>
    <meta:document-statistic meta:table-count="0" meta:image-count="0" meta:object-count="0" meta:page-count="3" meta:paragraph-count="28" meta:word-count="277" meta:character-count="1565" meta:non-whitespace-character-count="1283"/>
  </office:meta>
</office:document-meta>
</file>